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1ED275C97801766A582.png" manifest:media-type="image/png"/>
  <manifest:file-entry manifest:full-path="Pictures/10000201000003AF00000212C062733E0BCECB18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788cm" fo:min-width="5.426cm"/>
    </style:style>
    <style:style style:name="gr2" style:family="graphic" style:parent-style-name="standard">
      <style:graphic-properties draw:fill-color="#ff33ff" draw:textarea-horizontal-align="justify" draw:textarea-vertical-align="middle" draw:auto-grow-height="false" fo:min-height="2.55cm" fo:min-width="5.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4.40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cm" fo:min-width="3.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cm" fo:min-width="2.7cm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72cm" fo:min-width="0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4.35cm" fo:min-width="0cm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r2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33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g>
          <draw:custom-shape draw:style-name="gr1" draw:text-style-name="P1" draw:layer="layout" svg:width="6.4cm" svg:height="13cm" svg:x="4.4cm" svg:y="3.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4.8cm" svg:y="4.4cm">
            <text:p text:style-name="P1">接收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4.8cm" svg:y="11.6cm">
            <text:p text:style-name="P1">发送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6.4cm" svg:height="13cm" svg:x="17.642cm" svg:y="3.152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5.6cm" svg:height="2.8cm" svg:x="18.042cm" svg:y="4.352cm">
            <text:p text:style-name="P1">发送窗口</text:p>
            <text:p text:style-name="P1">实际大小:m</text:p>
            <text:p text:style-name="P1">Scale factor:M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cm" svg:height="2.8cm" svg:x="18.042cm" svg:y="11.552cm">
            <text:p text:style-name="P1">接收窗口</text:p>
            <text:p text:style-name="P1">实际大小:n</text:p>
            <text:p text:style-name="P1">Scale factor:N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5.6cm" svg:height="0.4cm" svg:x="11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6cm" svg:height="0.4cm" svg:x="11.4cm" svg:y="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cm" svg:height="1cm" svg:x="11.2cm" svg:y="4.4cm">
          <text:p text:style-name="P1">Window size=m&gt;&gt;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cm" svg:x="11.266cm" svg:y="11.77cm">
          <text:p text:style-name="P1">Window size=n&gt;&gt;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g>
          <draw:line draw:style-name="gr7" draw:text-style-name="P4" draw:layer="layout" svg:x1="6.9cm" svg:y1="8.4cm" svg:x2="20.9cm" svg:y2="8.4cm">
            <text:p/>
          </draw:line>
          <draw:line draw:style-name="gr8" draw:text-style-name="P4" draw:layer="layout" svg:x1="17.6cm" svg:y1="11cm" svg:x2="17.6cm" svg:y2="8.6cm">
            <text:p/>
          </draw:line>
          <draw:line draw:style-name="gr8" draw:text-style-name="P4" draw:layer="layout" svg:x1="9.8cm" svg:y1="11cm" svg:x2="9.8cm" svg:y2="8.6cm">
            <text:p/>
          </draw:line>
          <draw:line draw:style-name="gr8" draw:text-style-name="P4" draw:layer="layout" svg:x1="13.7cm" svg:y1="11cm" svg:x2="13.7cm" svg:y2="8.6cm">
            <text:p/>
          </draw:line>
          <draw:custom-shape draw:style-name="gr9" draw:text-style-name="P1" draw:layer="layout" svg:width="2cm" svg:height="0.8cm" svg:x="8.9cm" svg:y="11.4cm">
            <text:p text:style-name="P1">21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6.4cm" svg:y="11.4cm">
            <text:p text:style-name="P1">2300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0.8cm" svg:x="12.7cm" svg:y="11.4cm">
            <text:p text:style-name="P1">2201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4cm" svg:height="0.2cm" svg:x="13.6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3.2cm" svg:height="0.2cm" svg:x="6.7cm" svg:y="8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g>
          <draw:frame draw:style-name="gr12" draw:text-style-name="P4" draw:layer="layout" svg:width="23.432cm" svg:height="14.037cm" svg:x="3.568cm" svg:y="3.963cm">
            <draw:image xlink:href="Pictures/1000000000000337000001ED275C97801766A582.png" xlink:type="simple" xlink:show="embed" xlink:actuate="onLoad">
              <text:p/>
            </draw:image>
          </draw:frame>
          <draw:custom-shape draw:style-name="gr13" draw:text-style-name="P1" draw:layer="layout" svg:width="0.6cm" svg:height="0.6cm" svg:x="13.7cm" svg:y="13.5cm">
            <text:p text:style-name="P1">2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13" draw:text-style-name="P1" draw:layer="layout" svg:width="0.6cm" svg:height="0.6cm" svg:x="10.8cm" svg:y="14cm">
            <text:p text:style-name="P1">1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13" draw:text-style-name="P1" draw:layer="layout" svg:width="0.6cm" svg:height="0.6cm" svg:x="16.5cm" svg:y="11.7cm">
            <text:p text:style-name="P1">3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custom-shape draw:style-name="gr14" draw:text-style-name="P1" draw:layer="layout" svg:width="0.2cm" svg:height="14.6cm" svg:x="7.2cm" svg:y="3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cm" svg:height="14.6cm" svg:x="2.085cm" svg:y="3.624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.6cm" svg:y1="4.4cm" svg:x2="7cm" svg:y2="9.4cm">
          <text:p/>
        </draw:line>
        <draw:line draw:style-name="gr8" draw:text-style-name="P4" draw:layer="layout" svg:x1="2.6cm" svg:y1="5.1cm" svg:x2="7cm" svg:y2="5.9cm">
          <text:p/>
        </draw:line>
        <draw:line draw:style-name="gr8" draw:text-style-name="P4" draw:layer="layout" svg:x1="2.6cm" svg:y1="7.5cm" svg:x2="7cm" svg:y2="8.3cm">
          <text:p/>
        </draw:line>
        <draw:line draw:style-name="gr8" draw:text-style-name="P4" draw:layer="layout" svg:x1="2.585cm" svg:y1="6.3cm" svg:x2="6.985cm" svg:y2="7.1cm">
          <text:p/>
        </draw:line>
        <draw:line draw:style-name="gr8" draw:text-style-name="P4" draw:layer="layout" svg:x1="2.6cm" svg:y1="9.1cm" svg:x2="7cm" svg:y2="9.9cm">
          <text:p/>
        </draw:line>
        <draw:line draw:style-name="gr8" draw:text-style-name="P4" draw:layer="layout" svg:x1="2.6cm" svg:y1="12.6cm" svg:x2="7cm" svg:y2="13.4cm">
          <text:p/>
        </draw:line>
        <draw:line draw:style-name="gr8" draw:text-style-name="P4" draw:layer="layout" svg:x1="2.6cm" svg:y1="10.2cm" svg:x2="7cm" svg:y2="11cm">
          <text:p/>
        </draw:line>
        <draw:line draw:style-name="gr8" draw:text-style-name="P4" draw:layer="layout" svg:x1="2.6cm" svg:y1="11.4cm" svg:x2="7cm" svg:y2="12.2cm">
          <text:p/>
        </draw:line>
        <draw:line draw:style-name="gr8" draw:text-style-name="P4" draw:layer="layout" svg:x1="2.6cm" svg:y1="13.6cm" svg:x2="7cm" svg:y2="14.4cm">
          <text:p/>
        </draw:line>
        <draw:line draw:style-name="gr8" draw:text-style-name="P4" draw:layer="layout" svg:x1="6.8cm" svg:y1="6.3cm" svg:x2="2.6cm" svg:y2="11.2cm">
          <text:p/>
        </draw:line>
        <draw:line draw:style-name="gr8" draw:text-style-name="P4" draw:layer="layout" svg:x1="6.8cm" svg:y1="7.5cm" svg:x2="2.6cm" svg:y2="12.4cm">
          <text:p/>
        </draw:line>
        <draw:line draw:style-name="gr8" draw:text-style-name="P4" draw:layer="layout" svg:x1="6.9cm" svg:y1="8.5cm" svg:x2="2.7cm" svg:y2="13.4cm">
          <text:p/>
        </draw:line>
        <draw:line draw:style-name="gr8" draw:text-style-name="P4" draw:layer="layout" svg:x1="6.924cm" svg:y1="11.2cm" svg:x2="2.724cm" svg:y2="16.1cm">
          <text:p/>
        </draw:line>
        <draw:line draw:style-name="gr8" draw:text-style-name="P4" draw:layer="layout" svg:x1="6.924cm" svg:y1="9.459cm" svg:x2="2.724cm" svg:y2="14.359cm">
          <text:p/>
        </draw:line>
        <draw:line draw:style-name="gr8" draw:text-style-name="P4" draw:layer="layout" svg:x1="6.8cm" svg:y1="10.3cm" svg:x2="2.6cm" svg:y2="15.2cm">
          <text:p/>
        </draw:line>
        <draw:line draw:style-name="gr8" draw:text-style-name="P4" draw:layer="layout" svg:x1="6.8cm" svg:y1="12.4cm" svg:x2="2.6cm" svg:y2="17.3cm">
          <text:p/>
        </draw:line>
        <draw:line draw:style-name="gr8" draw:text-style-name="P4" draw:layer="layout" svg:x1="6.8cm" svg:y1="13.4cm" svg:x2="2.6cm" svg:y2="18.3cm">
          <text:p/>
        </draw:line>
        <draw:line draw:style-name="gr8" draw:text-style-name="P4" draw:layer="layout" svg:x1="6.924cm" svg:y1="14.5cm" svg:x2="2.724cm" svg:y2="19.4cm">
          <text:p/>
        </draw:lin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C062733E0BCECB18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5:23:35.358627599</meta:creation-date>
    <dc:date>2016-09-26T10:01:54.471494708</dc:date>
    <meta:editing-duration>PT1H56M12S</meta:editing-duration>
    <meta:editing-cycles>6</meta:editing-cycles>
    <meta:generator>LibreOffice/5.1.4.2$Linux_X86_64 LibreOffice_project/10m0$Build-2</meta:generator>
    <meta:document-statistic meta:object-count="88"/>
  </office:meta>
</office:document-meta>
</file>